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loext:contextual-spacing="false" fo:line-height="150%"/>
      <style:text-properties officeooo:rsid="0022c51f" officeooo:paragraph-rsid="0022c51f"/>
    </style:style>
    <style:style style:name="P2" style:family="paragraph" style:parent-style-name="Standard" style:list-style-name="L1">
      <style:paragraph-properties fo:margin-top="0in" fo:margin-bottom="0in" loext:contextual-spacing="false" fo:line-height="150%"/>
      <style:text-properties officeooo:rsid="00207f6e" officeooo:paragraph-rsid="00207f6e"/>
    </style:style>
    <style:style style:name="P3" style:family="paragraph" style:parent-style-name="Standard" style:list-style-name="L1">
      <style:paragraph-properties fo:margin-top="0in" fo:margin-bottom="0in" loext:contextual-spacing="false" fo:line-height="150%"/>
      <style:text-properties officeooo:rsid="0022c51f" officeooo:paragraph-rsid="0022c51f"/>
    </style:style>
    <style:style style:name="P4" style:family="paragraph" style:parent-style-name="Standard" style:list-style-name="L1">
      <style:paragraph-properties fo:margin-top="0in" fo:margin-bottom="0in" loext:contextual-spacing="false" fo:line-height="150%"/>
      <style:text-properties officeooo:rsid="00278934" officeooo:paragraph-rsid="00278934"/>
    </style:style>
    <style:style style:name="P5" style:family="paragraph" style:parent-style-name="Standard" style:list-style-name="L1">
      <style:paragraph-properties fo:margin-top="0in" fo:margin-bottom="0in" loext:contextual-spacing="false" fo:line-height="150%"/>
      <style:text-properties officeooo:rsid="0029f8b0" officeooo:paragraph-rsid="0029f8b0"/>
    </style:style>
    <style:style style:name="P6" style:family="paragraph" style:parent-style-name="Standard" style:list-style-name="L2">
      <style:paragraph-properties fo:margin-top="0in" fo:margin-bottom="0in" loext:contextual-spacing="false" fo:line-height="150%"/>
      <style:text-properties fo:font-weight="bold" officeooo:rsid="0029f8b0" officeooo:paragraph-rsid="0029f8b0" style:font-weight-asian="bold" style:font-weight-complex="bold"/>
    </style:style>
    <style:style style:name="P7" style:family="paragraph" style:parent-style-name="Standard" style:list-style-name="L2">
      <style:paragraph-properties fo:margin-top="0in" fo:margin-bottom="0in" loext:contextual-spacing="false" fo:line-height="150%"/>
      <style:text-properties fo:font-weight="bold" officeooo:rsid="002ad124" officeooo:paragraph-rsid="002ad124" style:font-weight-asian="bold" style:font-weight-complex="bold"/>
    </style:style>
    <style:style style:name="P8" style:family="paragraph" style:parent-style-name="Standard" style:list-style-name="L2">
      <style:paragraph-properties fo:margin-top="0in" fo:margin-bottom="0in" loext:contextual-spacing="false" fo:line-height="150%"/>
      <style:text-properties fo:font-weight="bold" officeooo:rsid="002e4fe2" officeooo:paragraph-rsid="002e4fe2" style:font-weight-asian="bold" style:font-weight-complex="bold"/>
    </style:style>
    <style:style style:name="P9" style:family="paragraph" style:parent-style-name="Standard" style:list-style-name="L2">
      <style:paragraph-properties fo:margin-top="0in" fo:margin-bottom="0in" loext:contextual-spacing="false" fo:line-height="150%"/>
      <style:text-properties fo:font-weight="bold" officeooo:rsid="00315f9e" officeooo:paragraph-rsid="00315f9e" style:font-weight-asian="bold" style:font-weight-complex="bold"/>
    </style:style>
    <style:style style:name="P10" style:family="paragraph" style:parent-style-name="Standard" style:list-style-name="L2">
      <style:paragraph-properties fo:margin-top="0in" fo:margin-bottom="0in" loext:contextual-spacing="false" fo:line-height="150%"/>
      <style:text-properties fo:font-weight="bold" officeooo:rsid="0032fefc" officeooo:paragraph-rsid="0032fefc" style:font-weight-asian="bold" style:font-weight-complex="bold"/>
    </style:style>
    <style:style style:name="P11" style:family="paragraph" style:parent-style-name="Standard" style:list-style-name="L2">
      <style:paragraph-properties fo:margin-top="0in" fo:margin-bottom="0in" loext:contextual-spacing="false" fo:line-height="150%"/>
      <style:text-properties fo:font-weight="bold" officeooo:rsid="00348524" officeooo:paragraph-rsid="00348524" style:font-weight-asian="bold" style:font-weight-complex="bold"/>
    </style:style>
    <style:style style:name="P12" style:family="paragraph" style:parent-style-name="Standard" style:list-style-name="L2">
      <style:paragraph-properties fo:margin-top="0in" fo:margin-bottom="0in" loext:contextual-spacing="false" fo:line-height="150%"/>
      <style:text-properties fo:font-weight="bold" officeooo:rsid="00377f03" officeooo:paragraph-rsid="00377f03" style:font-weight-asian="bold" style:font-weight-complex="bold"/>
    </style:style>
    <style:style style:name="P13" style:family="paragraph" style:parent-style-name="Standard">
      <style:paragraph-properties fo:margin-top="0in" fo:margin-bottom="0in" loext:contextual-spacing="false" fo:line-height="150%"/>
      <style:text-properties fo:font-weight="bold" officeooo:rsid="00377f03" officeooo:paragraph-rsid="00377f03" style:font-weight-asian="bold" style:font-weight-complex="bold"/>
    </style:style>
    <style:style style:name="P14" style:family="paragraph" style:parent-style-name="Standard">
      <style:paragraph-properties fo:margin-top="0in" fo:margin-bottom="0in" loext:contextual-spacing="false" fo:line-height="150%"/>
      <style:text-properties fo:font-weight="bold" officeooo:rsid="00377f03" officeooo:paragraph-rsid="00385de4" style:font-weight-asian="bold" style:font-weight-complex="bold"/>
    </style:style>
    <style:style style:name="P15" style:family="paragraph" style:parent-style-name="Standard" style:list-style-name="L3">
      <style:paragraph-properties fo:margin-top="0in" fo:margin-bottom="0in" loext:contextual-spacing="false" fo:line-height="150%"/>
      <style:text-properties fo:font-weight="bold" officeooo:rsid="00385de4" officeooo:paragraph-rsid="00385de4" style:font-weight-asian="bold" style:font-weight-complex="bold"/>
    </style:style>
    <style:style style:name="P16" style:family="paragraph" style:parent-style-name="Standard">
      <style:paragraph-properties fo:margin-top="0in" fo:margin-bottom="0in" loext:contextual-spacing="false" fo:line-height="150%"/>
      <style:text-properties fo:font-weight="bold" officeooo:rsid="00385de4" officeooo:paragraph-rsid="00385de4" style:font-weight-asian="bold" style:font-weight-complex="bold"/>
    </style:style>
    <style:style style:name="P17" style:family="paragraph" style:parent-style-name="Standard" style:list-style-name="L4">
      <style:paragraph-properties fo:margin-top="0in" fo:margin-bottom="0in" loext:contextual-spacing="false" fo:line-height="150%"/>
      <style:text-properties fo:font-weight="bold" officeooo:rsid="003a0ec4" officeooo:paragraph-rsid="003a0ec4" style:font-weight-asian="bold" style:font-weight-complex="bold"/>
    </style:style>
    <style:style style:name="P18" style:family="paragraph" style:parent-style-name="Standard" style:list-style-name="L5">
      <style:paragraph-properties fo:margin-top="0in" fo:margin-bottom="0in" loext:contextual-spacing="false" fo:line-height="150%"/>
      <style:text-properties fo:font-weight="bold" officeooo:rsid="003a0ec4" officeooo:paragraph-rsid="003a0ec4" style:font-weight-asian="bold" style:font-weight-complex="bold"/>
    </style:style>
    <style:style style:name="P19" style:family="paragraph">
      <style:paragraph-properties fo:text-align="center"/>
    </style:style>
    <style:style style:name="P20" style:family="paragraph">
      <loext:graphic-properties draw:fill-color="#eeeeee"/>
      <style:paragraph-properties fo:text-align="center"/>
    </style:style>
    <style:style style:name="P21" style:family="paragraph">
      <loext:graphic-properties draw:fill-color="#eeeeee"/>
    </style:style>
    <style:style style:name="T1" style:family="text">
      <style:text-properties officeooo:rsid="00290a51"/>
    </style:style>
    <style:style style:name="T2" style:family="text">
      <style:text-properties fo:font-weight="normal" style:font-weight-asian="normal" style:font-weight-complex="normal"/>
    </style:style>
    <style:style style:name="T3" style:family="text">
      <style:text-properties fo:font-weight="normal" officeooo:rsid="0032fefc" style:font-weight-asian="normal" style:font-weight-complex="normal"/>
    </style:style>
    <style:style style:name="T4" style:family="text">
      <style:text-properties fo:font-weight="normal" officeooo:rsid="00348524" style:font-weight-asian="normal" style:font-weight-complex="normal"/>
    </style:style>
    <style:style style:name="T5" style:family="text">
      <style:text-properties fo:font-weight="normal" officeooo:rsid="0035c942" style:font-weight-asian="normal" style:font-weight-complex="normal"/>
    </style:style>
    <style:style style:name="T6" style:family="text">
      <style:text-properties fo:font-weight="normal" officeooo:rsid="00385de4" style:font-weight-asian="normal" style:font-weight-complex="normal"/>
    </style:style>
    <style:style style:name="T7" style:family="text">
      <style:text-properties officeooo:rsid="00385d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justify" draw:textarea-vertical-align="middle" draw:auto-grow-height="false" fo:min-height="0.4165in" fo:min-width="1.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552in" fo:min-width="1.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552in" fo:min-width="1.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6146in" fo:min-width="1.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0.4165in" fo:min-width="2.6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9283269" text:style-name="L1">
        <text:list-item>
          <text:p text:style-name="P2">A single project may consist of different features and have many contexts, <text:s/>you should use branching where each team member or in other words each feature has its own branch or branches. One big advantage of branching is that the main repository is unaffected to the regular change in every feature under development.<text:line-break/><text:line-break/></text:p>
        </text:list-item>
        <text:list-item>
          <text:p text:style-name="P3"><draw:custom-shape text:anchor-type="paragraph" draw:z-index="10" draw:name="Shape1" draw:style-name="gr1" draw:text-style-name="P20" svg:width="1.6461in" svg:height="0.4169in" svg:x="0.5181in" svg:y="2.0693in"><text:p text:style-name="P19">Development Branch</text:p><draw:enhanced-geometry svg:viewBox="0 0 21600 21600" draw:glue-points="10800 0 0 10800 10800 21600 21600 10800" draw:type="flowchart-process" draw:enhanced-path="M 0 0 L 21600 0 21600 21600 0 21600 0 0 Z N"/></draw:custom-shape><draw:custom-shape text:anchor-type="paragraph" draw:z-index="0" draw:name="Shape1" draw:style-name="gr1" draw:text-style-name="P20" svg:width="1.6461in" svg:height="0.4169in" svg:x="3.0543in" svg:y="2.0929in"><text:p text:style-name="P19">Development Branch</text:p><draw:enhanced-geometry svg:viewBox="0 0 21600 21600" draw:glue-points="10800 0 0 10800 10800 21600 21600 10800" draw:type="flowchart-process" draw:enhanced-path="M 0 0 L 21600 0 21600 21600 0 21600 0 0 Z N"/></draw:custom-shape><draw:path text:anchor-type="paragraph" draw:z-index="1" draw:name="Shape2" draw:style-name="gr2" draw:text-style-name="P19" svg:width="0in" svg:height="1.1248in" svg:x="3.9083in" svg:y="2.5098in" svg:viewBox="0 0 0 2858" svg:d="M0 0c0 3393 0 2822 0 2822"><text:p/></draw:path><draw:path text:anchor-type="paragraph" draw:z-index="2" draw:name="Shape3" draw:style-name="gr2" draw:text-style-name="P19" svg:width="2.1445in" svg:height="0.002in" draw:transform="rotate (-2.63335277540904) translate (3.90833333333333in 2.50972222222222in)" svg:viewBox="0 0 5448 6" svg:d="M0 0c4513 0 5448 6 5448 6"><text:p/></draw:path><draw:path text:anchor-type="paragraph" draw:z-index="3" draw:name="Shape4" draw:style-name="gr2" draw:text-style-name="P19" svg:width="1.9736in" svg:height="0.0394in" draw:transform="rotate (-0.545589924173428) translate (3.90833364963484in 2.50972170117854in)" svg:viewBox="0 0 5014 101" svg:d="M0 0c5354 0 4983 101 4983 101l31-50"><text:p/></draw:path><draw:custom-shape text:anchor-type="paragraph" draw:z-index="4" draw:name="Shape5" draw:style-name="gr3" draw:text-style-name="P21" svg:width="1.7398in" svg:height="0.5524in" svg:x="1.002in" svg:y="3.5409in"><text:p text:style-name="P19">Feature 1</text:p><draw:enhanced-geometry svg:viewBox="0 0 21600 21600" draw:type="rectangle" draw:enhanced-path="M 0 0 L 21600 0 21600 21600 0 21600 0 0 Z N"/></draw:custom-shape><draw:custom-shape text:anchor-type="paragraph" draw:z-index="5" draw:name="Shape6" draw:style-name="gr4" draw:text-style-name="P21" svg:width="1.5315in" svg:height="0.5524in" svg:x="3.3354in" svg:y="3.5516in"><text:p text:style-name="P19">Feature 2</text:p><draw:enhanced-geometry svg:viewBox="0 0 21600 21600" draw:type="rectangle" draw:enhanced-path="M 0 0 L 21600 0 21600 21600 0 21600 0 0 Z N"/></draw:custom-shape><draw:custom-shape text:anchor-type="paragraph" draw:z-index="6" draw:name="Shape7" draw:style-name="gr5" draw:text-style-name="P21" svg:width="1.7504in" svg:height="0.615in" svg:x="5.3665in" svg:y="3.5618in"><text:p text:style-name="P19">Feature 3</text:p><draw:enhanced-geometry svg:viewBox="0 0 21600 21600" draw:type="rectangle" draw:enhanced-path="M 0 0 L 21600 0 21600 21600 0 21600 0 0 Z N"/></draw:custom-shape><draw:custom-shape text:anchor-type="paragraph" draw:z-index="7" draw:name="Shape1" draw:style-name="gr6" draw:text-style-name="P20" svg:width="2.6358in" svg:height="0.4169in" svg:x="2.5543in" svg:y="0.761in"><text:p text:style-name="P19">GIT Repository (Main Branch)</text:p><draw:enhanced-geometry svg:viewBox="0 0 21600 21600" draw:glue-points="10800 0 0 10800 10800 21600 21600 10800" draw:type="flowchart-process" draw:enhanced-path="M 0 0 L 21600 0 21600 21600 0 21600 0 0 Z N"/></draw:custom-shape><draw:line text:anchor-type="paragraph" draw:z-index="8" draw:name="Shape8" draw:style-name="gr7" draw:text-style-name="P19" svg:x1="3.8772in" svg:y1="1.178in" svg:x2="3.8909in" svg:y2="2.0933in"><text:p/></draw:line><draw:custom-shape text:anchor-type="paragraph" draw:z-index="9" draw:name="Shape1" draw:style-name="gr1" draw:text-style-name="P20" svg:width="1.6461in" svg:height="0.4169in" svg:x="5.4165in" svg:y="2.0929in"><text:p text:style-name="P19">Development Branch</text:p><draw:enhanced-geometry svg:viewBox="0 0 21600 21600" draw:glue-points="10800 0 0 10800 10800 21600 21600 10800" draw:type="flowchart-process" draw:enhanced-path="M 0 0 L 21600 0 21600 21600 0 21600 0 0 Z N"/></draw:custom-shape><draw:line text:anchor-type="paragraph" draw:z-index="11" draw:name="Shape9" draw:style-name="gr7" draw:text-style-name="P19" svg:x1="3.8772in" svg:y1="1.178in" svg:x2="2.0043in" svg:y2="2.0697in"><text:p/></draw:line><draw:line text:anchor-type="paragraph" draw:z-index="12" draw:name="Shape10" draw:style-name="gr7" draw:text-style-name="P19" svg:x1="3.8772in" svg:y1="1.178in" svg:x2="5.7307in" svg:y2="2.0933in"><text:p/></draw:line>To understand the concept of branching see diagram given below<text:line-break/><text:line-break/></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3632963464897" text:continue-numbering="true" text:style-name="L1">
        <text:list-item>
          <text:p text:style-name="P4">Change in any particular branch will not affect the work on any other branch, This characteristic enable you to work parallel on two different contexts.</text:p>
        </text:list-item>
        <text:list-item>
          <text:p text:style-name="P4">If the things gone wrong, you can simply switch the branch <text:span text:style-name="T1">or delete the branch </text:span>to remove the changes.</text:p>
        </text:list-item>
        <text:list-item>
          <text:p text:style-name="P5">There are some commands regarding branching in git which are given below</text:p>
        </text:list-item>
      </text:list>
      <text:list xml:id="list653481297" text:style-name="L2">
        <text:list-item>
          <text:p text:style-name="P6">git branch : <text:span text:style-name="T2">this command shows lists of all branches.</text:span></text:p>
        </text:list-item>
        <text:list-item>
          <text:p text:style-name="P6">git branch -v : <text:span text:style-name="T2">it shows lists of all branches with some details.</text:span></text:p>
        </text:list-item>
        <text:list-item>
          <text:p text:style-name="P6">git branch <text:span text:style-name="T2">“branch_name” </text:span>: <text:span text:style-name="T2"><text:s/>This branch creates new branch i.e. </text:span>git branch new-dev <text:span text:style-name="T2">, in the result you will have new branch with the name new-dev.</text:span></text:p>
        </text:list-item>
        <text:list-item>
          <text:p text:style-name="P7"><text:soft-page-break/>git checkout <text:span text:style-name="T2">“branch_name” </text:span>: <text:span text:style-name="T2">This command will get you to the required branch i.e </text:span>git checkout new-dev <text:span text:style-name="T2">, in the result you will move to the branch </text:span>new-dev<text:span text:style-name="T2"> .</text:span></text:p>
        </text:list-item>
        <text:list-item>
          <text:p text:style-name="P8">git log <text:span text:style-name="T2">branch_name..branch_name </text:span>: <text:span text:style-name="T2">This branch shows difference detail log between two branches i.e. commit history.</text:span></text:p>
        </text:list-item>
        <text:list-item>
          <text:p text:style-name="P8">git merge <text:span text:style-name="T2">branch_name </text:span>: <text:span text:style-name="T2">This branch merge current active branch with the branch which you specified in the command.</text:span></text:p>
        </text:list-item>
        <text:list-item>
          <text:p text:style-name="P9"><text:span text:style-name="T2">Suppose you have two branches </text:span>master <text:span text:style-name="T2">&amp; </text:span>dev <text:span text:style-name="T2">you have made changes in the dev branch so to merge changes into master you should fist checkout to master </text:span><text:span text:style-name="T3">and then merge two branches.</text:span></text:p>
        </text:list-item>
        <text:list-item>
          <text:p text:style-name="P10"><text:span text:style-name="T2">It is </text:span><text:span text:style-name="T4">OK</text:span><text:span text:style-name="T2"> to merge changes at different locations in the same file from two branches.</text:span></text:p>
        </text:list-item>
        <text:list-item>
          <text:p text:style-name="P11"><text:span text:style-name="T2">But if two team members make change on the same location in the same file then git will show a message of conflict.</text:span></text:p>
        </text:list-item>
        <text:list-item>
          <text:p text:style-name="P11"><text:span text:style-name="T2">To resolve conflict you have to choose the changes , for example either you want only master branch changes, only dev branch change </text:span><text:span text:style-name="T5">or both changes.</text:span></text:p>
        </text:list-item>
        <text:list-item>
          <text:p text:style-name="P12"><text:span text:style-name="T5">M</text:span><text:span text:style-name="T2">erging of branches could easily be done via GUI smartgit.</text:span></text:p>
        </text:list-item>
      </text:list>
      <text:p text:style-name="P13"><text:span text:style-name="T2"/></text:p>
      <text:p text:style-name="P13"><text:span text:style-name="T2"/></text:p>
      <text:p text:style-name="P14"><text:span text:style-name="T2"><text:tab/></text:span><text:span text:style-name="T7">STASH : </text:span><text:span text:style-name="T6">while doing changes in the project you completed one part and working on another</text:span></text:p>
      <text:p text:style-name="P14"><text:span text:style-name="T6"><text:s/>part that containing list of bugs, now you don't want to commit this half work done change, so git gives us temporary clipboard for under process changes named as </text:span><text:span text:style-name="T7">STASH</text:span><text:span text:style-name="T6">.</text:span></text:p>
      <text:p text:style-name="P14"><text:span text:style-name="T6"/></text:p>
      <text:p text:style-name="P14"><text:span text:style-name="T6"><text:tab/>Several commands related to STASH are given below:</text:span></text:p>
      <text:list xml:id="list3827159382" text:style-name="L3">
        <text:list-item>
          <text:p text:style-name="P15">git Stash : <text:span text:style-name="T2">This command will save the current change.</text:span></text:p>
        </text:list-item>
        <text:list-item>
          <text:p text:style-name="P15">git slash list : <text:span text:style-name="T2"><text:s/>This command will show list of all stashes you have done.</text:span></text:p>
        </text:list-item>
        <text:list-item>
          <text:p text:style-name="P15">git slash pop : <text:span text:style-name="T2">This command will apply last stash you have made.</text:span></text:p>
        </text:list-item>
        <text:list-item>
          <text:p text:style-name="P15">git slash apply <text:span text:style-name="T2">“name” </text:span>: <text:span text:style-name="T2">This command will apply the selected slash.</text:span></text:p>
        </text:list-item>
      </text:list>
      <text:p text:style-name="P16"><text:span text:style-name="T2"/></text:p>
      <text:list xml:id="list3980818369" text:style-name="L4">
        <text:list-item>
          <text:p text:style-name="P17"><text:span text:style-name="T2">There are two types of branches </text:span></text:p>
        </text:list-item>
      </text:list>
      <text:list xml:id="list2682103684" text:style-name="L5">
        <text:list-item>
          <text:p text:style-name="P18">Short lived branches: <text:span text:style-name="T2">These branches are created for the sake of small tasks in the project, these are temporary and must be vanish once the task is completed.</text:span></text:p>
        </text:list-item>
        <text:list-item>
          <text:p text:style-name="P18">Long lived branches : <text:span text:style-name="T2">These branches are main stream of your project, they are long term and permanent. For example Master branch, Production branch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7:25:12.366133417</meta:creation-date>
    <meta:generator>LibreOffice/6.0.7.3$Linux_X86_64 LibreOffice_project/00m0$Build-3</meta:generator>
    <dc:date>2020-04-17T15:02:04.517466016</dc:date>
    <meta:editing-duration>PT3H59M21S</meta:editing-duration>
    <meta:editing-cycles>14</meta:editing-cycles>
    <meta:document-statistic meta:table-count="0" meta:image-count="0" meta:object-count="0" meta:page-count="2" meta:paragraph-count="26" meta:word-count="526" meta:character-count="2902" meta:non-whitespace-character-count="2414"/>
  </office:meta>
</office:document-meta>
</file>